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237" officeooo:paragraph-rsid="000602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:00.0 Host bridge: Intel Corporation 4th Gen Core Processor DRAM Controller (rev 06)</text:p>
      <text:p text:style-name="P1"><text:tab/>Subsystem: ASUSTeK Computer Inc. Device 8534</text:p>
      <text:p text:style-name="P1"><text:tab/>Flags: bus master, fast devsel, latency 0</text:p>
      <text:p text:style-name="P1"><text:tab/>Capabilities: &lt;access denied&gt;</text:p>
      <text:p text:style-name="P1"><text:tab/>Kernel driver in use: hsw_uncore</text:p>
      <text:p text:style-name="P1"></text:p>
      <text:p text:style-name="P1">00:01.0 PCI bridge: Intel Corporation Xeon E3-1200 v3/4th Gen Core Processor PCI Express x16 Controller (rev 06) (prog-if 00 [Normal decode])</text:p>
      <text:p text:style-name="P1"><text:tab/>Flags: bus master, fast devsel, latency 0</text:p>
      <text:p text:style-name="P1"><text:tab/>Bus: primary=00, secondary=01, subordinate=01, sec-latency=0</text:p>
      <text:p text:style-name="P1"><text:tab/>Capabilities: &lt;access denied&gt;</text:p>
      <text:p text:style-name="P1"><text:tab/>Kernel driver in use: pcieport</text:p>
      <text:p text:style-name="P1"></text:p>
      <text:p text:style-name="P1">00:02.0 VGA compatible controller: Intel Corporation Xeon E3-1200 v3/4th Gen Core Processor Integrated Graphics Controller (rev 06) (prog-if 00 [VGA controller])</text:p>
      <text:p text:style-name="P1"><text:tab/>Subsystem: ASUSTeK Computer Inc. Device 8534</text:p>
      <text:p text:style-name="P1"><text:tab/>Flags: bus master, fast devsel, latency 0, IRQ 29</text:p>
      <text:p text:style-name="P1"><text:tab/>Memory at f7800000 (64-bit, non-prefetchable) [size=4M]</text:p>
      <text:p text:style-name="P1"><text:tab/>Memory at e0000000 (64-bit, prefetchable) [size=256M]</text:p>
      <text:p text:style-name="P1"><text:tab/>I/O ports at f000 [size=64]</text:p>
      <text:p text:style-name="P1"><text:tab/>Expansion ROM at &lt;unassigned&gt; [disabled]</text:p>
      <text:p text:style-name="P1"><text:tab/>Capabilities: &lt;access denied&gt;</text:p>
      <text:p text:style-name="P1"><text:tab/>Kernel driver in use: i915</text:p>
      <text:p text:style-name="P1"></text:p>
      <text:p text:style-name="P1">00:03.0 Audio device: Intel Corporation Xeon E3-1200 v3/4th Gen Core Processor HD Audio Controller (rev 06)</text:p>
      <text:p text:style-name="P1"><text:tab/>Subsystem: ASUSTeK Computer Inc. Device 8534</text:p>
      <text:p text:style-name="P1"><text:tab/>Flags: bus master, fast devsel, latency 0, IRQ 31</text:p>
      <text:p text:style-name="P1"><text:tab/>Memory at f7c14000 (64-bit, non-prefetchable) [size=16K]</text:p>
      <text:p text:style-name="P1"><text:tab/>Capabilities: &lt;access denied&gt;</text:p>
      <text:p text:style-name="P1"><text:tab/>Kernel driver in use: snd_hda_intel</text:p>
      <text:p text:style-name="P1"></text:p>
      <text:p text:style-name="P1">00:14.0 USB controller: Intel Corporation 8 Series/C220 Series Chipset Family USB xHCI (rev 05) (prog-if 30 [XHCI])</text:p>
      <text:p text:style-name="P1"><text:tab/>Subsystem: ASUSTeK Computer Inc. Device 8534</text:p>
      <text:p text:style-name="P1"><text:tab/>Flags: bus master, medium devsel, latency 0, IRQ 25</text:p>
      <text:p text:style-name="P1"><text:tab/>Memory at f7c00000 (64-bit, non-prefetchable) [size=64K]</text:p>
      <text:p text:style-name="P1"><text:tab/>Capabilities: &lt;access denied&gt;</text:p>
      <text:p text:style-name="P1"><text:tab/>Kernel driver in use: xhci_hcd</text:p>
      <text:p text:style-name="P1"></text:p>
      <text:p text:style-name="P1">00:16.0 Communication controller: Intel Corporation 8 Series/C220 Series Chipset Family MEI Controller #1 (rev 04)</text:p>
      <text:p text:style-name="P1"><text:tab/>Subsystem: ASUSTeK Computer Inc. Device 8534</text:p>
      <text:p text:style-name="P1"><text:tab/>Flags: bus master, fast devsel, latency 0, IRQ 28</text:p>
      <text:p text:style-name="P1"><text:tab/>Memory at f7c1e000 (64-bit, non-prefetchable) [size=16]</text:p>
      <text:p text:style-name="P1"><text:tab/>Capabilities: &lt;access denied&gt;</text:p>
      <text:p text:style-name="P1"><text:tab/>Kernel driver in use: mei_me</text:p>
      <text:p text:style-name="P1"></text:p>
      <text:p text:style-name="P1">00:1a.0 USB controller: Intel Corporation 8 Series/C220 Series Chipset Family USB EHCI #2 (rev 05) (prog-if 20 [EHCI])</text:p>
      <text:p text:style-name="P1"><text:tab/>Subsystem: ASUSTeK Computer Inc. Device 8534</text:p>
      <text:p text:style-name="P1"><text:tab/>Flags: bus master, medium devsel, latency 0, IRQ 20</text:p>
      <text:p text:style-name="P1"><text:soft-page-break/><text:tab/>Memory at f7c1c000 (32-bit, non-prefetchable) [size=1K]</text:p>
      <text:p text:style-name="P1"><text:tab/>Capabilities: &lt;access denied&gt;</text:p>
      <text:p text:style-name="P1"><text:tab/>Kernel driver in use: ehci-pci</text:p>
      <text:p text:style-name="P1"></text:p>
      <text:p text:style-name="P1">00:1b.0 Audio device: Intel Corporation 8 Series/C220 Series Chipset High Definition Audio Controller (rev 05)</text:p>
      <text:p text:style-name="P1"><text:tab/>Subsystem: ASUSTeK Computer Inc. Device 8576</text:p>
      <text:p text:style-name="P1"><text:tab/>Flags: bus master, fast devsel, latency 0, IRQ 30</text:p>
      <text:p text:style-name="P1"><text:tab/>Memory at f7c10000 (64-bit, non-prefetchable) [size=16K]</text:p>
      <text:p text:style-name="P1"><text:tab/>Capabilities: &lt;access denied&gt;</text:p>
      <text:p text:style-name="P1"><text:tab/>Kernel driver in use: snd_hda_intel</text:p>
      <text:p text:style-name="P1"></text:p>
      <text:p text:style-name="P1">00:1c.0 PCI bridge: Intel Corporation 8 Series/C220 Series Chipset Family PCI Express Root Port #1 (rev d5) (prog-if 00 [Normal decode])</text:p>
      <text:p text:style-name="P1"><text:tab/>Flags: bus master, fast devsel, latency 0</text:p>
      <text:p text:style-name="P1"><text:tab/>Bus: primary=00, secondary=02, subordinate=02, sec-latency=0</text:p>
      <text:p text:style-name="P1"><text:tab/>I/O behind bridge: 00002000-00002fff</text:p>
      <text:p text:style-name="P1"><text:tab/>Memory behind bridge: de200000-de3fffff</text:p>
      <text:p text:style-name="P1"><text:tab/>Prefetchable memory behind bridge: 00000000de400000-00000000de5fffff</text:p>
      <text:p text:style-name="P1"><text:tab/>Capabilities: &lt;access denied&gt;</text:p>
      <text:p text:style-name="P1"><text:tab/>Kernel driver in use: pcieport</text:p>
      <text:p text:style-name="P1"></text:p>
      <text:p text:style-name="P1">00:1c.2 PCI bridge: Intel Corporation 8 Series/C220 Series Chipset Family PCI Express Root Port #3 (rev d5) (prog-if 00 [Normal decode])</text:p>
      <text:p text:style-name="P1"><text:tab/>Flags: bus master, fast devsel, latency 0</text:p>
      <text:p text:style-name="P1"><text:tab/>Bus: primary=00, secondary=03, subordinate=03, sec-latency=0</text:p>
      <text:p text:style-name="P1"><text:tab/>I/O behind bridge: 0000e000-0000efff</text:p>
      <text:p text:style-name="P1"><text:tab/>Prefetchable memory behind bridge: 00000000f0000000-00000000f00fffff</text:p>
      <text:p text:style-name="P1"><text:tab/>Capabilities: &lt;access denied&gt;</text:p>
      <text:p text:style-name="P1"><text:tab/>Kernel driver in use: pcieport</text:p>
      <text:p text:style-name="P1"></text:p>
      <text:p text:style-name="P1">00:1d.0 USB controller: Intel Corporation 8 Series/C220 Series Chipset Family USB EHCI #1 (rev 05) (prog-if 20 [EHCI])</text:p>
      <text:p text:style-name="P1"><text:tab/>Subsystem: ASUSTeK Computer Inc. Device 8534</text:p>
      <text:p text:style-name="P1"><text:tab/>Flags: bus master, medium devsel, latency 0, IRQ 23</text:p>
      <text:p text:style-name="P1"><text:tab/>Memory at f7c1b000 (32-bit, non-prefetchable) [size=1K]</text:p>
      <text:p text:style-name="P1"><text:tab/>Capabilities: &lt;access denied&gt;</text:p>
      <text:p text:style-name="P1"><text:tab/>Kernel driver in use: ehci-pci</text:p>
      <text:p text:style-name="P1"></text:p>
      <text:p text:style-name="P1">00:1f.0 ISA bridge: Intel Corporation B85 Express LPC Controller (rev 05)</text:p>
      <text:p text:style-name="P1"><text:tab/>Subsystem: ASUSTeK Computer Inc. Device 8534</text:p>
      <text:p text:style-name="P1"><text:tab/>Flags: bus master, medium devsel, latency 0</text:p>
      <text:p text:style-name="P1"><text:tab/>Capabilities: &lt;access denied&gt;</text:p>
      <text:p text:style-name="P1"><text:tab/>Kernel driver in use: lpc_ich</text:p>
      <text:p text:style-name="P1"></text:p>
      <text:p text:style-name="P1">00:1f.2 SATA controller: Intel Corporation 8 Series/C220 Series Chipset Family 6-port SATA Controller 1 [AHCI mode] (rev 05) (prog-if 01 [AHCI 1.0])</text:p>
      <text:p text:style-name="P1"><text:tab/>Subsystem: ASUSTeK Computer Inc. Device 8534</text:p>
      <text:p text:style-name="P1"><text:tab/>Flags: bus master, 66MHz, medium devsel, latency 0, IRQ 26</text:p>
      <text:p text:style-name="P1"><text:tab/>I/O ports at f0b0 [size=8]</text:p>
      <text:p text:style-name="P1"><text:tab/>I/O ports at f0a0 [size=4]</text:p>
      <text:p text:style-name="P1"><text:tab/>I/O ports at f090 [size=8]</text:p>
      <text:p text:style-name="P1"><text:soft-page-break/><text:tab/>I/O ports at f080 [size=4]</text:p>
      <text:p text:style-name="P1"><text:tab/>I/O ports at f060 [size=32]</text:p>
      <text:p text:style-name="P1"><text:tab/>Memory at f7c1a000 (32-bit, non-prefetchable) [size=2K]</text:p>
      <text:p text:style-name="P1"><text:tab/>Capabilities: &lt;access denied&gt;</text:p>
      <text:p text:style-name="P1"><text:tab/>Kernel driver in use: ahci</text:p>
      <text:p text:style-name="P1"></text:p>
      <text:p text:style-name="P1">00:1f.3 SMBus: Intel Corporation 8 Series/C220 Series Chipset Family SMBus Controller (rev 05)</text:p>
      <text:p text:style-name="P1"><text:tab/>Subsystem: ASUSTeK Computer Inc. Device 8534</text:p>
      <text:p text:style-name="P1"><text:tab/>Flags: medium devsel, IRQ 14</text:p>
      <text:p text:style-name="P1"><text:tab/>Memory at f7c19000 (64-bit, non-prefetchable) [size=256]</text:p>
      <text:p text:style-name="P1"><text:tab/>I/O ports at f040 [size=32]</text:p>
      <text:p text:style-name="P1"></text:p>
      <text:p text:style-name="P1">03:00.0 Ethernet controller: Realtek Semiconductor Co., Ltd. RTL8111/8168/8411 PCI Express Gigabit Ethernet Controller (rev 09)</text:p>
      <text:p text:style-name="P1"><text:tab/>Subsystem: ASUSTeK Computer Inc. P8 series motherboard</text:p>
      <text:p text:style-name="P1"><text:tab/>Flags: bus master, fast devsel, latency 0, IRQ 27</text:p>
      <text:p text:style-name="P1"><text:tab/>I/O ports at e000 [size=256]</text:p>
      <text:p text:style-name="P1"><text:tab/>Memory at f0004000 (64-bit, prefetchable) [size=4K]</text:p>
      <text:p text:style-name="P1"><text:tab/>Memory at f0000000 (64-bit, prefetchable) [size=16K]</text:p>
      <text:p text:style-name="P1"><text:tab/>Capabilities: &lt;access denied&gt;</text:p>
      <text:p text:style-name="P1"><text:tab/>Kernel driver in use: r8169</text:p>
      <text:p text:style-name="P1"></text:p>
      <text:p text:style-name="P1">ngaekp@ngaekp-Pentino-H-Series-A-MT-B85-1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4:00:12.036384211</meta:creation-date>
    <dc:date>2019-05-27T14:00:31.061780231</dc:date>
    <meta:editing-duration>P0D</meta:editing-duration>
    <meta:editing-cycles>1</meta:editing-cycles>
    <meta:document-statistic meta:table-count="0" meta:image-count="0" meta:object-count="0" meta:page-count="3" meta:paragraph-count="115" meta:word-count="719" meta:character-count="5416" meta:non-whitespace-character-count="4597"/>
    <meta:generator>LibreOffice/4.2.8.2$Linux_X86_64 LibreOffice_project/420m0$Build-2</meta:generator>
  </office:meta>
</office:document-meta>
</file>